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Corpsdetexte" style:family="paragraph">
      <style:paragraph-properties fo:text-align="justify" fo:margin-top="0.102in" fo:margin-right="0.0777in" fo:text-indent="0.5in"/>
    </style:style>
    <style:style style:name="T3" style:parent-style-name="Policepardéfaut" style:family="text">
      <style:text-properties fo:letter-spacing="-0.0034in"/>
    </style:style>
    <style:style style:name="T4" style:parent-style-name="Policepardéfaut" style:family="text">
      <style:text-properties fo:letter-spacing="-0.0069in"/>
    </style:style>
    <style:style style:name="T5" style:parent-style-name="Policepardéfaut" style:family="text">
      <style:text-properties fo:letter-spacing="-0.0034in"/>
    </style:style>
    <style:style style:name="T6" style:parent-style-name="Policepardéfaut" style:family="text">
      <style:text-properties fo:letter-spacing="-0.0076in"/>
    </style:style>
    <style:style style:name="T7" style:parent-style-name="Policepardéfaut" style:family="text">
      <style:text-properties fo:letter-spacing="-0.0034in"/>
    </style:style>
    <style:style style:name="T8" style:parent-style-name="Policepardéfaut" style:family="text">
      <style:text-properties fo:letter-spacing="-0.0062in"/>
    </style:style>
    <style:style style:name="T9" style:parent-style-name="Policepardéfaut" style:family="text">
      <style:text-properties fo:letter-spacing="-0.0027in"/>
    </style:style>
    <style:style style:name="T10" style:parent-style-name="Policepardéfaut" style:family="text">
      <style:text-properties fo:letter-spacing="-0.0055in"/>
    </style:style>
    <style:style style:name="T11" style:parent-style-name="Policepardéfaut" style:family="text">
      <style:text-properties fo:letter-spacing="-0.0027in"/>
    </style:style>
    <style:style style:name="T12" style:parent-style-name="Policepardéfaut" style:family="text">
      <style:text-properties fo:letter-spacing="-0.0062in"/>
    </style:style>
    <style:style style:name="T13" style:parent-style-name="Policepardéfaut" style:family="text">
      <style:text-properties fo:letter-spacing="-0.0027in"/>
    </style:style>
    <style:style style:name="T14" style:parent-style-name="Policepardéfaut" style:family="text">
      <style:text-properties fo:letter-spacing="-0.0076in"/>
    </style:style>
    <style:style style:name="T15" style:parent-style-name="Policepardéfaut" style:family="text">
      <style:text-properties fo:letter-spacing="-0.0027in"/>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T18" style:parent-style-name="Policepardéfaut" style:family="text">
      <style:text-properties style:text-position="super 63.6%"/>
    </style:style>
    <style:style style:name="P19" style:parent-style-name="Normal" style:family="paragraph">
      <style:paragraph-properties fo:text-align="justify"/>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P24" style:parent-style-name="Corpsdetexte" style:family="paragraph">
      <style:paragraph-properties fo:text-align="justify" fo:margin-top="0.102in" fo:margin-right="0.0777in" fo:text-indent="0.4916in"/>
    </style:style>
    <style:style style:name="T25" style:parent-style-name="Policepardéfaut" style:family="text">
      <style:text-properties fo:letter-spacing="-0.0041in"/>
    </style:style>
    <style:style style:name="T26" style:parent-style-name="Policepardéfaut" style:family="text">
      <style:text-properties fo:letter-spacing="-0.0034in"/>
    </style:style>
    <style:style style:name="T27" style:parent-style-name="Policepardéfaut" style:family="text">
      <style:text-properties fo:letter-spacing="-0.0326in"/>
    </style:style>
    <style:style style:name="T28" style:parent-style-name="Policepardéfaut" style:family="text">
      <style:text-properties fo:letter-spacing="-0.0034in"/>
    </style:style>
    <style:style style:name="T29" style:parent-style-name="Policepardéfaut" style:family="text">
      <style:text-properties fo:letter-spacing="-0.0097in"/>
    </style:style>
    <style:style style:name="T30" style:parent-style-name="Policepardéfaut" style:family="text">
      <style:text-properties fo:letter-spacing="-0.0034in"/>
    </style:style>
    <style:style style:name="T31" style:parent-style-name="Policepardéfaut" style:family="text">
      <style:text-properties fo:letter-spacing="-0.0111in"/>
    </style:style>
    <style:style style:name="T32" style:parent-style-name="Policepardéfaut" style:family="text">
      <style:text-properties fo:letter-spacing="-0.0034in"/>
    </style:style>
    <style:style style:name="T33" style:parent-style-name="Policepardéfaut" style:family="text">
      <style:text-properties fo:letter-spacing="-0.0131in"/>
    </style:style>
    <style:style style:name="T34" style:parent-style-name="Policepardéfaut" style:family="text">
      <style:text-properties fo:letter-spacing="-0.0034in"/>
    </style:style>
    <style:style style:name="T35" style:parent-style-name="Policepardéfaut" style:family="text">
      <style:text-properties fo:letter-spacing="-0.0104in"/>
    </style:style>
    <style:style style:name="T36" style:parent-style-name="Policepardéfaut" style:family="text">
      <style:text-properties fo:letter-spacing="-0.0034in"/>
    </style:style>
    <style:style style:name="T37" style:parent-style-name="Policepardéfaut" style:family="text">
      <style:text-properties fo:letter-spacing="-0.0104in"/>
    </style:style>
    <style:style style:name="T38" style:parent-style-name="Policepardéfaut" style:family="text">
      <style:text-properties fo:letter-spacing="-0.0034in"/>
    </style:style>
    <style:style style:name="T39" style:parent-style-name="Policepardéfaut" style:family="text">
      <style:text-properties fo:letter-spacing="-0.0118in"/>
    </style:style>
    <style:style style:name="T40" style:parent-style-name="Policepardéfaut" style:family="text">
      <style:text-properties fo:letter-spacing="-0.0034in"/>
    </style:style>
    <style:style style:name="T41" style:parent-style-name="Policepardéfaut" style:family="text">
      <style:text-properties fo:letter-spacing="-0.0118in"/>
    </style:style>
    <style:style style:name="T42" style:parent-style-name="Policepardéfaut" style:family="text">
      <style:text-properties fo:letter-spacing="-0.0034in"/>
    </style:style>
    <style:style style:name="T43" style:parent-style-name="Policepardéfaut" style:family="text">
      <style:text-properties fo:letter-spacing="-0.0125in"/>
    </style:style>
    <style:style style:name="T44" style:parent-style-name="Policepardéfaut" style:family="text">
      <style:text-properties fo:letter-spacing="-0.0034in"/>
    </style:style>
    <style:style style:name="T45" style:parent-style-name="Policepardéfaut" style:family="text">
      <style:text-properties fo:letter-spacing="-0.0131in"/>
    </style:style>
    <style:style style:name="T46" style:parent-style-name="Policepardéfaut" style:family="text">
      <style:text-properties fo:letter-spacing="-0.0027in"/>
    </style:style>
    <style:style style:name="T47" style:parent-style-name="Policepardéfaut" style:family="text">
      <style:text-properties fo:letter-spacing="-0.0097in"/>
    </style:style>
    <style:style style:name="T48" style:parent-style-name="Policepardéfaut" style:family="text">
      <style:text-properties fo:letter-spacing="-0.0027in"/>
    </style:style>
    <style:style style:name="T49" style:parent-style-name="Policepardéfaut" style:family="text">
      <style:text-properties fo:letter-spacing="-0.0118in"/>
    </style:style>
    <style:style style:name="T50" style:parent-style-name="Policepardéfaut" style:family="text">
      <style:text-properties fo:letter-spacing="-0.0027in"/>
    </style:style>
    <style:style style:name="T51" style:parent-style-name="Policepardéfaut" style:family="text">
      <style:text-properties fo:letter-spacing="-0.0076in"/>
    </style:style>
    <style:style style:name="T52" style:parent-style-name="Policepardéfaut" style:family="text">
      <style:text-properties fo:letter-spacing="-0.0027in"/>
    </style:style>
    <style:style style:name="T53" style:parent-style-name="Policepardéfaut" style:family="text">
      <style:text-properties fo:letter-spacing="-0.0027in"/>
    </style:style>
    <style:style style:name="T54" style:parent-style-name="Policepardéfaut" style:family="text">
      <style:text-properties fo:letter-spacing="-0.0027in"/>
    </style:style>
    <style:style style:name="T55" style:parent-style-name="Policepardéfaut" style:family="text">
      <style:text-properties fo:letter-spacing="-0.0027in"/>
    </style:style>
    <style:style style:name="T56" style:parent-style-name="Policepardéfaut" style:family="text">
      <style:text-properties fo:letter-spacing="-0.0027in"/>
    </style:style>
    <style:style style:name="P57" style:parent-style-name="Corpsdetexte" style:family="paragraph">
      <style:paragraph-properties fo:text-align="justify" fo:margin-top="0.102in" fo:margin-right="0.0777in"/>
      <style:text-properties fo:letter-spacing="-0.0027in"/>
    </style:style>
    <style:style style:name="P58" style:parent-style-name="Corpsdetexte" style:family="paragraph">
      <style:paragraph-properties fo:text-align="justify" fo:margin-top="0.102in" fo:margin-right="0.0777in"/>
      <style:text-properties fo:letter-spacing="-0.0027in"/>
    </style:style>
    <style:style style:name="P59" style:parent-style-name="Corpsdetexte" style:family="paragraph">
      <style:paragraph-properties fo:text-align="justify" fo:margin-top="0.102in" fo:margin-right="0.0777in"/>
      <style:text-properties fo:letter-spacing="-0.0027in"/>
    </style:style>
    <style:style style:name="P60" style:parent-style-name="Corpsdetexte" style:family="paragraph">
      <style:paragraph-properties fo:text-align="justify" fo:margin-top="0.102in" fo:margin-right="0.0777in"/>
      <style:text-properties fo:letter-spacing="-0.0027in"/>
    </style:style>
    <style:style style:name="P61" style:parent-style-name="Corpsdetexte" style:family="paragraph">
      <style:paragraph-properties fo:text-align="justify" fo:margin-top="0.102in" fo:margin-right="0.0777in"/>
      <style:text-properties fo:letter-spacing="-0.0027in"/>
    </style:style>
    <style:style style:name="P62" style:parent-style-name="Corpsdetexte" style:family="paragraph">
      <style:paragraph-properties fo:text-align="justify" fo:margin-top="0.102in" fo:margin-right="0.0777in" fo:text-indent="0.4916in"/>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office:automatic-styles>
  <office:body>
    <office:text text:use-soft-page-breaks="true">
      <text:p text:style-name="P1">Qui suis-je ?</text:p>
      <text:p text:style-name="P2"><text:span text:style-name="T3">Fraichement diplômé d’une licence administration</text:span><text:span text:style-name="T4"><text:s/></text:span><text:span text:style-name="T5">Economique</text:span><text:span text:style-name="T6"><text:s/></text:span><text:span text:style-name="T7">et</text:span><text:span text:style-name="T8"><text:s/></text:span><text:span text:style-name="T9">Sociale</text:span><text:span text:style-name="T10"><text:s/></text:span><text:span text:style-name="T11">à</text:span><text:span text:style-name="T12"><text:s/></text:span><text:span text:style-name="T13">l’université</text:span><text:span text:style-name="T14"><text:s/></text:span><text:span text:style-name="T15">Toulouse Capitole. Je suis dans le monde universitaire depuis l’année 2019. <text:s/>Je développerai mon parcours plus précisément ci-dessous.</text:span></text:p>
      <text:p text:style-name="Normal"/>
      <text:p text:style-name="P16"><text:tab/>Je pense qu’il est important pour vous de me connaître un peu plus. Passionné du jeu d’échec, j’ai eu l’occasion d’utiliser de manière régulière des bases de données. Au cours<text:s/>de ma dernière année universitaire (L3 AES), j'ai<text:s/>eu la chance de découvrir plus en détail, cet outil que j’utilisais déjà presque quotidiennement. Ainsi, j’ai<text:s/>développé un intérêt<text:s/>pour la data et j’ai désormais envie de me spécialiser dans ce domaine. Pour ce faire j’ai élaboré un projet d’étude et un projet professionnel que<text:s/>j’explicite dans une autre page du présent site.<text:s/></text:p>
      <text:p text:style-name="Normal">Mon parcours ?<text:s/></text:p>
      <text:p text:style-name="P17">Je vais maintenant vous détailler mon parcours universitaire. L’aventure commence en 2019 avec un 1<text:span text:style-name="T18">er</text:span><text:s/>semestre passé à l’université Paul Sabatier à Toulouse. J’ai suivi une formation mixte Informatique/Mathématique. Ce choix de formation était motivé par mon intérêt pour la programmation. Je pensais ainsi<text:s/>me lancer dans le développement web ou dans la recherche informatique. Cependant, bien que le côté informatique soit à mon goût, venant d’un BAC ES, je n’avais pas le niveau nécessaire en science. Lors du second semestre je me suis donc réorienté dans une formation AES plus adapté à la formation que j’avais suivi lors du lycée.</text:p>
      <text:p text:style-name="Normal"/>
      <text:p text:style-name="P19">Arrivé en AES, la formation était plus adaptée à mes connaissances.<text:s/>Ainsi j’ai suivi en 2019 et 2021, mes 2 premières années de licence en ayant un niveau adéquat mais<text:s/><text:span text:style-name="T20">la motivation n’était pas là</text:span>. En effet, le parcours<text:s/><text:span text:style-name="T21">AES ne m’amusait pas</text:span>, de plus, le Covid est venu émailler mes études et j’ai été démotivé. Ce n’est qu’en L3 que j’ai repris goût aux cours, notamment<text:span text:style-name="T22">, grâce aux cours d’informatiqu</text:span><text:span text:style-name="T23">e.</text:span><text:s/>Si je peux me permettre, ces cours étaient pour moi l’occasion de renouer avec mes premiers amours. Il m’a<text:s/>remotivé, je m’amusais enfin lors d’un cours en université, en alliant l’apprentissage et un de mes centres d’intérêts, c’est pourquoi j’ai développé mes projets d’avenir autre de ce cours et la formation MIAGE.</text:p>
      <text:p text:style-name="Normal"/>
      <text:p text:style-name="Normal">Mes projets</text:p>
      <text:p text:style-name="Normal"><text:tab/>Après vous avoir présenté mon parcours plus en détail, je souhaite maintenant vous expliquer en quoi consiste concrètement mes projets d’étude et professionnel<text:s/>et pourquoi la formation MIAGE est idéal pour les réaliser.</text:p>
      <text:p text:style-name="Normal"/>
      <text:p text:style-name="Normal">Mon projet d’étude</text:p>
      <text:p text:style-name="Normal"/>
      <text:p text:style-name="P24"><text:span text:style-name="T25">Je souhaite intégrer, dès la rentrée prochaine, un master MIAGE<text:s/></text:span><text:span text:style-name="T26">IM (ingénierie métier) et poursuivre sur une<text:s/></text:span><text:span text:style-name="T27"><text:s/></text:span><text:span text:style-name="T28">deuxième</text:span><text:span text:style-name="T29"><text:s/></text:span><text:span text:style-name="T30">année</text:span><text:span text:style-name="T31"><text:s/></text:span><text:span text:style-name="T32">qui</text:span><text:span text:style-name="T33"><text:s/></text:span><text:span text:style-name="T34">me</text:span><text:span text:style-name="T35"><text:s/></text:span><text:span text:style-name="T36">spécialisera</text:span><text:span text:style-name="T37"><text:s/></text:span><text:span text:style-name="T38">dans</text:span><text:span text:style-name="T39"><text:s/></text:span><text:span text:style-name="T40">les</text:span><text:span text:style-name="T41"><text:s/></text:span><text:span text:style-name="T42">systèmes</text:span><text:span text:style-name="T43"><text:s/></text:span><text:span text:style-name="T44">informatiques</text:span><text:span text:style-name="T45"><text:s/></text:span><text:span text:style-name="T46">d’aide</text:span><text:span text:style-name="T47"><text:s/></text:span><text:span text:style-name="T48">à</text:span><text:span text:style-name="T49"><text:s/></text:span><text:span text:style-name="T50">la</text:span><text:span text:style-name="T51"><text:s/></text:span><text:span text:style-name="T52">décision.<text:s/></text:span><text:span text:style-name="T53">Ce choix est murement réfléchi, premièrement cette formation est pour moi une source de motivation. En effet, j’aime les domaines du numérique<text:s/></text:span><text:span text:style-name="T54">et poursuivre sur un master qui me permet d’être quotidiennement dans ce domaine et pour moi important. Deuxièmement, ce master est pour moi<text:s/></text:span><text:soft-page-break/><text:span text:style-name="T55">l’occasion de d’approfondir des compétences que j’ai déjà et d’en développer des nouvelles dans le but d</text:span><text:span text:style-name="T56">’être réellement compétitif sur le marché de l’emploi.<text:s/></text:span></text:p>
      <text:p text:style-name="P57"/>
      <text:p text:style-name="P58">Enfin j’ai choisi cette formation car, en plus des compétences numériques qu’elle m’apportera, elle me permettra de mettre à profit mes 3 années de licence dans la gestion des entreprises. Ce mélange pluridisciplinaire sera pour mes futurs employeurs un gage de sécurité. Au delà de la simple analyse de données je pourrais leur proposer des solutions concrètes.</text:p>
      <text:p text:style-name="P59"/>
      <text:p text:style-name="P60">Voilà pourquoi la formation MIAGE est idéale pour mon projet professionnel.</text:p>
      <text:p text:style-name="P61"/>
      <text:p text:style-name="P62"/>
      <text:p text:style-name="Normal"/>
      <text:p text:style-name="Normal"/>
      <text:p text:style-name="Normal">Mon projet professionnel</text:p>
      <text:p text:style-name="Normal"/>
      <text:p text:style-name="P63">Je n’ai pas simplement choisi la formation MIAGE parce qu’elle me permettait d’allier mes centres d’intérêts avec mes cours universitaires. Derrière ce choix se cache aussi une réflexion sur mon avenir professionnel.<text:s/>Je souhaite poursuivre ma seconde année de master en alternance pour acquérir une solide expérience professionnelle<text:s/></text:p>
      <text:p text:style-name="P64">Je veux ainsi me spécialiser dans l’aide à la décision des entreprises. Pour ce faire je cible les métiers dans la Business Intelligence, la Data analyse, …<text:s/></text:p>
      <text:p text:style-name="P65">J’ai eu l’occasion de me renseigner sur ces métiers auprès d’anciens élèves ayant suivi la formation MIAGE et qui travaillent aujourd’hui dans ces domaines. Lors des portes ouvertes les échanges avec les professeurs ainsi que la conférence de présentation m’ont montré que cette formation serait celle qui me permettrait de sortir de l’université avec un dossier compétitif et enfin mes différents échanges avec des professionnels lors du Salon TAF à Toulouse m’ont rassuré à m’engager dans cette voie.<text:s/></text:p>
      <text:p text:style-name="P66">J’ai eu la confirmation que la formation MIAGE était idéale pour atteindre mes objectifs. Les professionnels du secteur m’ayant conforté dans mes projets d’aveni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Corpsdetexte" style:display-name="Corps de texte" style:family="paragraph" style:parent-style-name="Normal">
      <style:paragraph-properties fo:widows="0" fo:orphans="0" style:text-autospace="none" fo:margin-bottom="0in" fo:line-height="100%"/>
      <style:text-properties style:font-name="Calibri" style:font-name-asian="Calibri" style:font-name-complex="Calibri" fo:hyphenate="false"/>
    </style:style>
    <style:style style:name="CorpsdetexteCar" style:display-name="Corps de texte Car" style:family="text" style:parent-style-name="Policepardéfaut">
      <style:text-properties style:font-name="Calibri" style:font-name-asian="Calibri" style:font-name-complex="Calibri"/>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if DURDU</meta:initial-creator>
    <dc:creator>Arif DURDU</dc:creator>
    <meta:creation-date>2022-05-03T08:02:00Z</meta:creation-date>
    <dc:date>2022-05-03T15:01:00Z</dc:date>
    <meta:template xlink:href="Normal" xlink:type="simple"/>
    <meta:editing-cycles>1</meta:editing-cycles>
    <meta:editing-duration>PT24660S</meta:editing-duration>
    <meta:document-statistic meta:page-count="2" meta:paragraph-count="9" meta:word-count="722" meta:character-count="4690" meta:row-count="33" meta:non-whitespace-character-count="3977"/>
  </office:meta>
</office:document-meta>
</file>